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7d1d5" draw:textarea-horizontal-align="justify" draw:textarea-vertical-align="middle" draw:auto-grow-height="false" fo:min-height="1.757cm" fo:min-width="6.269cm" fo:wrap-option="wrap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7d1d5" loext:fill-use-slide-background="false" draw:textarea-horizontal-align="center" draw:textarea-vertical-align="middle" draw:auto-grow-height="true" draw:auto-grow-width="false" fo:min-height="1.972cm" loext:decorative="false"/>
      <style:paragraph-properties style:writing-mode="lr-tb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5.767cm" fo:min-width="5.835cm" fo:wrap-option="wrap" loext:decorative="false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1.757cm" fo:min-width="11.667cm" fo:wrap-option="wrap" loext:decorative="false"/>
    </style:style>
    <style:style style:name="gr7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draw:stroke="dash" draw:stroke-dash="Dash_20__28_Rounded_29_" svg:stroke-width="0.106cm" draw:marker-start-width="0.358cm" draw:marker-end="Extrémités_20_de_20_flèche_20_2" draw:marker-end-width="0.458cm" svg:stroke-linecap="round" draw:fill="none" draw:textarea-vertical-align="middle" fo:padding-top="0.177cm" fo:padding-bottom="0.177cm" fo:padding-left="0.302cm" fo:padding-right="0.302cm" loext:decorative="false"/>
    </style:style>
    <style:style style:name="co1" style:family="table-column">
      <style:table-column-properties style:column-width="1.71cm" style:use-optimal-column-width="false"/>
    </style:style>
    <style:style style:name="co2" style:family="table-column">
      <style:table-column-properties style:column-width="1.70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69a2e" loext:opacity="100%"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color="#55308d" loext:opacity="100%" fo:font-size="10.5pt" style:font-size-asian="10.5pt" style:font-size-complex="10.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ce5" style:family="table-cell">
      <loext:graphic-properties draw:textarea-vertical-align="middle"/>
      <style:paragraph-properties fo:text-align="center"/>
      <style:text-properties fo:color="#2a6099" loext:opacity="100%" fo:font-size="10.5pt" style:font-size-asian="10.5pt" style:font-size-complex="10.5pt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ce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ce8" style:family="table-cell">
      <loext:graphic-properties draw:textarea-vertical-align="middle"/>
      <style:paragraph-properties fo:text-align="center"/>
      <style:text-properties fo:color="#000000" loext:opacity="100%" fo:font-size="10.5pt" style:font-size-asian="10.5pt" style:font-size-complex="10.5pt"/>
    </style:style>
    <style:style style:name="ce9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ce10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P1" style:family="paragraph">
      <loext:graphic-properties draw:fill="solid" draw:fill-color="#f7d1d5"/>
      <style:paragraph-properties fo:text-align="center"/>
    </style:style>
    <style:style style:name="P2" style:family="paragraph">
      <style:paragraph-properties fo:text-align="center"/>
      <style:text-properties fo:color="#069a2e" loext:opacity="100%"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7d1d5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style:paragraph-properties fo:text-align="center"/>
      <style:text-properties fo:color="#55308d" loext:opacity="100%"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style:paragraph-properties fo:text-align="center"/>
      <style:text-properties fo:color="#2a6099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00000" loext:opacity="100%" fo:font-size="10.5pt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85cm" svg:height="2.223cm" svg:x="10.172cm" svg:y="19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xml:id="id1" draw:id="id1" draw:layer="layout" svg:width="8.548cm" svg:height="0.961cm" svg:x="1.058cm" svg:y="16.2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Cats</text:p>
              </table:table-cell>
              <table:table-cell>
                <text:p text:style-name="P2">eat</text:p>
              </table:table-cell>
              <table:table-cell>
                <text:p text:style-name="P2">mouses</text:p>
              </table:table-cell>
              <table:table-cell>
                <text:p text:style-name="P2">&lt;end&gt;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5.162cm" svg:height="0.962cm" svg:x="2.854cm" svg:y="17.461cm">
          <draw:text-box>
            <text:p>Encodeur output</text:p>
          </draw:text-box>
        </draw:frame>
        <draw:frame draw:style-name="gr4" draw:text-style-name="P5" xml:id="id4" draw:id="id4" draw:layer="layout" svg:width="7.303cm" svg:height="2.222cm" svg:x="10.107cm" svg:y="20.05cm">
          <draw:text-box>
            <text:p text:style-name="P4">Embedding</text:p>
          </draw:text-box>
        </draw:frame>
        <draw:custom-shape draw:style-name="gr5" draw:text-style-name="P6" xml:id="id5" draw:id="id5" draw:layer="layout" svg:width="6.985cm" svg:height="6.667cm" svg:x="10.273cm" svg:y="11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xml:id="id2" draw:id="id2" draw:layer="layout" svg:width="7.303cm" svg:height="2.222cm" svg:x="10.208cm" svg:y="13.6cm">
          <draw:text-box>
            <text:p text:style-name="P4">Couches d’attention</text:p>
          </draw:text-box>
        </draw:frame>
        <draw:frame draw:style-name="gr4" draw:text-style-name="P5" draw:layer="layout" svg:width="1.924cm" svg:height="2.222cm" svg:x="17.508cm" svg:y="13.65cm">
          <draw:text-box>
            <text:p text:style-name="P4">x N</text:p>
          </draw:text-box>
        </draw:frame>
        <draw:frame draw:style-name="gr2" draw:layer="layout" svg:width="11.966cm" svg:height="0.961cm" svg:x="7.937cm" svg:y="9.3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7">&lt;start&gt;</text:p>
              </table:table-cell>
              <table:table-cell>
                <text:p text:style-name="P7">les</text:p>
              </table:table-cell>
              <table:table-cell>
                <text:p text:style-name="P7">chats</text:p>
              </table:table-cell>
              <table:table-cell table:style-name="ce3">
                <text:p text:style-name="P8">mangent</text:p>
              </table:table-cell>
              <table:table-cell table:style-name="ce4">
                <text:p text:style-name="P8">des</text:p>
              </table:table-cell>
              <table:table-cell>
                <text:p text:style-name="P7">souris</text:p>
              </table:table-cell>
              <table:table-cell>
                <text:p text:style-name="P7">&lt;end&gt;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9" draw:layer="layout" svg:width="12.383cm" svg:height="2.223cm" svg:x="7.667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layer="layout" svg:width="11.966cm" svg:height="0.961cm" svg:x="7.937cm" svg:y="4.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5">
              <table:table-cell>
                <text:p text:style-name="P10"><text:span text:style-name="T1">les</text:span></text:p>
              </table:table-cell>
              <table:table-cell>
                <text:p text:style-name="P10"><text:span text:style-name="T1">chats</text:span></text:p>
              </table:table-cell>
              <table:table-cell>
                <text:p text:style-name="P10"><text:span text:style-name="T1">mangent</text:span></text:p>
              </table:table-cell>
              <table:table-cell table:style-name="ce6">
                <text:p text:style-name="P10"><text:span text:style-name="T1">des</text:span></text:p>
              </table:table-cell>
              <table:table-cell table:style-name="ce7">
                <text:p text:style-name="P10"><text:span text:style-name="T1">souris</text:span></text:p>
              </table:table-cell>
              <table:table-cell>
                <text:p text:style-name="P10"><text:span text:style-name="T1">&lt;end&gt;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connector draw:style-name="gr7" draw:text-style-name="P11" draw:layer="layout" draw:type="curve" svg:x1="5.332cm" svg:y1="16.265cm" svg:x2="10.208cm" svg:y2="14.711cm" draw:start-shape="id1" draw:start-glue-point="0" draw:end-shape="id2" draw:end-glue-point="3" svg:d="M5332 16265c0-1036 1625-1554 4876-1554" svg:viewBox="0 0 4877 1555">
          <text:p/>
        </draw:connector>
        <draw:connector draw:style-name="gr7" draw:text-style-name="P11" draw:layer="layout" draw:type="curve" svg:x1="13.72cm" svg:y1="24.418cm" svg:x2="13.758cm" svg:y2="22.272cm" draw:start-shape="id3" draw:start-glue-point="0" draw:end-shape="id4" draw:end-glue-point="2" svg:d="M13720 24418c0-1623 38-550 38-2146" svg:viewBox="0 0 39 2147">
          <text:p/>
        </draw:connector>
        <draw:connector draw:style-name="gr7" draw:text-style-name="P11" draw:layer="layout" draw:type="curve" svg:x1="13.758cm" svg:y1="20.05cm" svg:x2="13.765cm" svg:y2="17.953cm" draw:start-shape="id4" draw:start-glue-point="0" draw:end-shape="id5" draw:end-glue-point="2" svg:d="M13758 20050c0-1572 7-524 7-2097" svg:viewBox="0 0 8 2098">
          <text:p/>
        </draw:connector>
        <draw:frame draw:style-name="gr2" xml:id="id3" draw:id="id3" draw:layer="layout" svg:width="11.966cm" svg:height="0.961cm" svg:x="7.737cm" svg:y="24.4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8">
              <table:table-cell>
                <text:p text:style-name="P12">&lt;start&gt;</text:p>
              </table:table-cell>
              <table:table-cell>
                <text:p text:style-name="P12">les</text:p>
              </table:table-cell>
              <table:table-cell>
                <text:p text:style-name="P12">chats</text:p>
              </table:table-cell>
              <table:table-cell table:style-name="ce9">
                <text:p text:style-name="P13">mangent</text:p>
              </table:table-cell>
              <table:table-cell table:style-name="ce10">
                <text:p text:style-name="P13">des</text:p>
              </table:table-cell>
              <table:table-cell>
                <text:p text:style-name="P12">souris</text:p>
              </table:table-cell>
              <table:table-cell>
                <text:p text:style-name="P12">&lt;end&gt;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7.808cm" svg:height="0.962cm" svg:x="9.79cm" svg:y="25.73cm">
          <draw:text-box>
            <text:p>Outputs (décalés à droite)</text:p>
          </draw:text-box>
        </draw:frame>
        <draw:connector draw:style-name="gr7" draw:text-style-name="P11" draw:layer="layout" draw:type="curve" svg:x1="13.765cm" svg:y1="11.286cm" svg:x2="13.766cm" svg:y2="10.554cm" draw:start-shape="id5" draw:start-glue-point="0" svg:d="M13765 11286c0-925 1-560 1-732" svg:viewBox="0 0 2 733">
          <text:p/>
        </draw:connector>
        <draw:line draw:style-name="gr8" draw:text-style-name="P11" draw:layer="layout" svg:x1="8.937cm" svg:y1="9.255cm" svg:x2="8.937cm" svg:y2="5.445cm">
          <text:p/>
        </draw:line>
        <draw:line draw:style-name="gr8" draw:text-style-name="P11" draw:layer="layout" svg:x1="10.437cm" svg:y1="9.255cm" svg:x2="10.437cm" svg:y2="5.445cm">
          <text:p/>
        </draw:line>
        <draw:line draw:style-name="gr8" draw:text-style-name="P11" draw:layer="layout" svg:x1="12.137cm" svg:y1="9.255cm" svg:x2="12.137cm" svg:y2="5.445cm">
          <text:p/>
        </draw:line>
        <draw:line draw:style-name="gr8" draw:text-style-name="P11" draw:layer="layout" svg:x1="13.937cm" svg:y1="9.255cm" svg:x2="13.937cm" svg:y2="5.445cm">
          <text:p/>
        </draw:line>
        <draw:line draw:style-name="gr8" draw:text-style-name="P11" draw:layer="layout" svg:x1="15.637cm" svg:y1="9.255cm" svg:x2="15.637cm" svg:y2="5.445cm">
          <text:p/>
        </draw:line>
        <draw:line draw:style-name="gr8" draw:text-style-name="P11" draw:layer="layout" svg:x1="17.337cm" svg:y1="9.255cm" svg:x2="17.337cm" svg:y2="5.445cm">
          <text:p/>
        </draw:line>
        <draw:frame draw:style-name="gr4" draw:text-style-name="P5" draw:layer="layout" svg:width="12.333cm" svg:height="2.222cm" svg:x="7.667cm" svg:y="6.451cm">
          <draw:text-box>
            <text:p text:style-name="P4">DN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7T18:34:59.509729700</meta:creation-date>
    <dc:date>2026-04-27T19:03:51.924922100</dc:date>
    <meta:editing-duration>PT7M39S</meta:editing-duration>
    <meta:editing-cycles>1</meta:editing-cycles>
    <meta:document-statistic meta:object-count="23"/>
    <meta:generator>LibreOffice/26.2.1.2$Windows_X86_64 LibreOffice_project/620$Build-2</meta:generator>
  </office:meta>
</office:document-meta>
</file>